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7"/>
          <table:table-cell table:style-name="ce29"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1015"/>
        </table:table-row>
        <table:table-row table:style-name="ro7">
          <table:table-cell table:style-name="ce2" office:value-type="date" office:date-value="2017-12-04" calcext:value-type="date">
            <text:p>2017-12-04</text:p>
          </table:table-cell>
          <table:table-cell table:number-columns-repeated="7"/>
          <table:table-cell office:value-type="string" calcext:value-type="string">
            <text:p><text:span text:style-name="T1">- COS301 CLASS</text:span></text:p>
            <text:p><text:span text:style-name="T1">- Finish frame reflection</text:span></text:p>
            <text:p><text:span text:style-name="T1">- COS301 paper part 5 draft</text:span></text:p>
            <text:p><text:span text:style-name="T1">- Refelections for NMD442: 3 articles overdue, +new articles from weekend</text:span></text:p>
            <text:p><text:span text:style-name="T1">- NMD442: final project</text:span></text:p>
            <text:p><text:span text:style-name="T1">- Assess other things to do (?)</text:span></text:p>
          </table:table-cell>
          <table:table-cell table:number-columns-repeated="6"/>
          <table:table-cell office:value-type="string" calcext:value-type="string">
            <text:p>- fix failure case with split fork files in crystallize</text:p>
            <text:p>- finish discography at some point</text:p>
          </table:table-cell>
          <table:table-cell table:number-columns-repeated="1008"/>
        </table:table-row>
        <table:table-row table:style-name="ro5">
          <table:table-cell table:style-name="ce2"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1">
          <table:table-cell table:style-name="ce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02:03:42.593172777</dc:date>
    <meta:creation-date>2016-09-05T22:47:24Z</meta:creation-date>
    <meta:editing-cycles>1584</meta:editing-cycles>
    <meta:editing-duration>P32DT23H6M47S</meta:editing-duration>
    <meta:generator>LibreOffice/5.2.7.2$Linux_X86_64 LibreOffice_project/20m0$Build-2</meta:generator>
    <meta:document-statistic meta:table-count="4" meta:cell-count="4324" meta:object-count="0"/>
  </office:meta>
</office:document-meta>
</file>